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officeooo:rsid="000ffe9e" officeooo:paragraph-rsid="000ffe9e"/>
    </style:style>
    <style:style style:name="P2" style:family="paragraph" style:parent-style-name="Title">
      <style:text-properties officeooo:rsid="000ffe9e" officeooo:paragraph-rsid="000ffe9e"/>
    </style:style>
    <style:style style:name="P3" style:family="paragraph" style:parent-style-name="Text_20_body">
      <style:text-properties officeooo:rsid="000ffe9e" officeooo:paragraph-rsid="000ffe9e"/>
    </style:style>
    <style:style style:name="P4" style:family="paragraph" style:parent-style-name="Text_20_body">
      <style:text-properties officeooo:paragraph-rsid="000ffe9e"/>
    </style:style>
    <style:style style:name="P5" style:family="paragraph" style:parent-style-name="Text_20_body">
      <style:text-properties officeooo:rsid="001192f8" officeooo:paragraph-rsid="001192f8"/>
    </style:style>
    <style:style style:name="P6" style:family="paragraph" style:parent-style-name="Text_20_body">
      <style:text-properties officeooo:rsid="001341fc" officeooo:paragraph-rsid="001341fc"/>
    </style:style>
    <style:style style:name="P7" style:family="paragraph" style:parent-style-name="Text_20_body">
      <style:text-properties officeooo:rsid="001518a9" officeooo:paragraph-rsid="001518a9"/>
    </style:style>
    <style:style style:name="P8" style:family="paragraph" style:parent-style-name="Text_20_body">
      <style:text-properties officeooo:rsid="00162159" officeooo:paragraph-rsid="00162159"/>
    </style:style>
    <style:style style:name="T1" style:family="text">
      <style:text-properties officeooo:rsid="001192f8"/>
    </style:style>
    <style:style style:name="T2" style:family="text">
      <style:text-properties officeooo:rsid="001341fc"/>
    </style:style>
    <style:style style:name="T3" style:family="text">
      <style:text-properties officeooo:rsid="001518a9"/>
    </style:style>
    <style:style style:name="T4" style:family="text">
      <style:text-properties officeooo:rsid="00162159"/>
    </style:style>
    <style:style style:name="T5" style:family="text">
      <style:text-properties officeooo:rsid="0016c5a0"/>
    </style:style>
    <style:style style:name="T6" style:family="text">
      <style:text-properties officeooo:rsid="0017ef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quisitos</text:p>
      <text:p text:style-name="P3"/>
      <text:h text:style-name="P1" text:outline-level="1">Requisitos funcionais</text:h>
      <text:p text:style-name="P4"/>
      <text:p text:style-name="P3">RF1 – O Sistema deverá disponibilizar acesso aos administradores da aplicação.</text:p>
      <text:p text:style-name="P3">RF2 – O Sistema deverá disponibilizar o cadastro dos serviços públicos pelos Administradores da aplicação.</text:p>
      <text:p text:style-name="P3">RF3 – O Sistema deverá gerar um alerta para os responsáveis de cada serviço público que houver reclamação.</text:p>
      <text:p text:style-name="P3">RF4 – O Sistema deverá autenticar o número do telefone do usuário da aplicação.</text:p>
      <text:p text:style-name="P3">RF5 – O Sistema deverá permitir que o usuário informe um problema nos serviços públicos.</text:p>
      <text:p text:style-name="P3">RF6 – O Sistema deverá apresentar um gráfico com os problemas nos serviços públicos.</text:p>
      <text:p text:style-name="P3">RF7 – O Sistema deverá apresentar um histórico dos problemas nos serviços públicos.</text:p>
      <text:p text:style-name="P3">RF8 – O Sistema deverá permitir que os responsáveis de cada serviço público informem quando um problema for resolvido.</text:p>
      <text:p text:style-name="P3">RF9 – O Sistema deverá permitir que os usuários verifiquem as reclamações através de um mapa.</text:p>
      <text:p text:style-name="P3"/>
      <text:h text:style-name="P1" text:outline-level="1">Requisitos não-funcionais</text:h>
      <text:p text:style-name="P3">RNF1 – Os administradores acessarão a aplicação via WEB, enquanto os usuários acessarão a aplicação via celular (android).</text:p>
      <text:p text:style-name="P3">RNF2 – <text:span text:style-name="T6">A autenticação do usuário será feita por mensagem para o celular.</text:span></text:p>
      <text:p text:style-name="P4"/>
      <text:h text:style-name="P1" text:outline-level="1">Regras de negócio</text:h>
      <text:p text:style-name="P4"/>
      <text:p text:style-name="P3">RN1 – <text:span text:style-name="T1">Os administradores deverão ser identificados por nome, CPF, telefones.</text:span></text:p>
      <text:p text:style-name="P5">RN2 – Os administradores poderão incluir os tipos de serviços públicos que permitem reclamação dos usuários.</text:p>
      <text:p text:style-name="P5">RN3 – Os tipos de serviço público poderão ser via<text:span text:style-name="T2">s</text:span>, calçadas, iluminação, saneamento, energia elétrica, abastecimento de água, etc. <text:span text:style-name="T2">E deverão contar com nome da empresa responsável, CNPJ, telefones de contato, nome do responsável, telefone do responsável e endereço.</text:span></text:p>
      <text:p text:style-name="P6"><text:soft-page-break/>RN4 – Os usuários serão identificados apenas pelo número do celular, que deverá ser autenticado. Porém, o número do telefone não deverá aparecer na aplicação. </text:p>
      <text:p text:style-name="P6">RN5 – Os usuários deverão possuir um nível de confiança que determinará se suas reclamações aparecerão para os outros usuários imediatamente ou se será necessário que outros usuários reclamem do mesmo problema para que apareça para todos.</text:p>
      <text:p text:style-name="P6">RN6 – <text:span text:style-name="T3">O usuário poderá incluir uma foto do problema que está relatando pelo app. </text:span></text:p>
      <text:p text:style-name="P7">RN7 – <text:span text:style-name="T4">A reclamação do usuário deverá incluir a localização do problema (latitude e longitude), um tipo de serviço público e a reclamação em sí.</text:span></text:p>
      <text:p text:style-name="P8">RN8 – <text:span text:style-name="T5">Os usuários deverão possuir um perfil que apresente o nível de confiança em suas reclamações.</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14:41:26.382000000</meta:creation-date>
    <dc:date>2017-05-29T15:08:15.335000000</dc:date>
    <meta:editing-duration>PT26M45S</meta:editing-duration>
    <meta:editing-cycles>7</meta:editing-cycles>
    <meta:generator>LibreOffice/5.3.2.2$Windows_x86 LibreOffice_project/6cd4f1ef626f15116896b1d8e1398b56da0d0ee1</meta:generator>
    <meta:document-statistic meta:table-count="0" meta:image-count="0" meta:object-count="0" meta:page-count="2" meta:paragraph-count="23" meta:word-count="340" meta:character-count="2272" meta:non-whitespace-character-count="1934"/>
  </office:meta>
</office:document-meta>
</file>